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1" svg:font-family="'Arial CE'" style:font-family-generic="swiss"/>
    <style:font-face style:name="Arial1" svg:font-family="Arial" style:font-family-generic="swiss" style:font-pitch="variable"/>
    <style:font-face style:name="Arial CE2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15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1" fo:font-size="10pt" fo:language="none" fo:country="none" fo:font-style="normal" fo:text-shadow="none" style:text-underline-style="none" fo:font-weight="normal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14pt" fo:font-style="normal" fo:text-shadow="none" style:text-underline-style="none" fo:font-weight="bold" style:font-size-asian="14pt" style:font-style-asian="normal" style:font-weight-asian="bold" style:font-name-complex="Arial CE2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8pt" fo:font-style="normal" fo:text-shadow="none" style:text-underline-style="none" fo:font-weight="normal" style:font-size-asian="8pt" style:font-style-asian="normal" style:font-weight-asian="normal" style:font-name-complex="Arial CE2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3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2" fo:font-size="12pt" fo:font-style="normal" fo:text-shadow="none" style:text-underline-style="none" fo:font-weight="bold" style:font-size-asian="12pt" style:font-style-asian="normal" style:font-weight-asian="bold" style:font-name-complex="Arial CE2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61mm" svg:x="2.83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61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1mm" svg:x="2.77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4mm" svg:x="2.23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9mm" svg:x="3.95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formula="of:=LOOKUP(MIN([.B6:.B19]);[.B6:.B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7:.B20])" office:value-type="float" office:value="35" calcext:value-type="float">
            <text:p>35</text:p>
          </table:table-cell>
          <table:table-cell table:formula="of:=LOOKUP(MAX([.B6:.B19]);[.B6:.B19];[.A6:.A19])" office:value-type="string" office:string-value="IB" calcext:value-type="string">
            <text:p>I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formula="of:=LOOKUP(MIN([.C6:.C19]);[.C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formula="of:=LOOKUP(MAX([.C6:.C19]);[.C6:.C19];[.A6:.A19])" office:value-type="string" office:string-value="IVB" calcext:value-type="string">
            <text:p>IV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22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98" office:value-type="string" calcext:value-type="string" table:number-columns-spanned="6" table:number-rows-spanned="1">
            <text:p>OCENY</text:p>
          </table:table-cell>
          <table:covered-table-cell table:number-columns-repeated="5" table:style-name="ce98"/>
          <table:table-cell table:style-name="ce98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8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6:.I6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AVERAGE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AVERAGE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AVERAGE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AVERAGE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6])" office:value-type="float" office:value="276" calcext:value-type="float">
            <text:p>276</text:p>
          </table:table-cell>
          <table:table-cell table:style-name="ce29" table:formula="of:=SUM([.D6:.D16])" office:value-type="float" office:value="46" calcext:value-type="float">
            <text:p>46</text:p>
          </table:table-cell>
          <table:table-cell table:style-name="ce29" table:formula="of:=SUM([.E6:.E16])" office:value-type="float" office:value="57" calcext:value-type="float">
            <text:p>57</text:p>
          </table:table-cell>
          <table:table-cell table:style-name="ce29" table:formula="of:=SUM([.F6:.F16])" office:value-type="float" office:value="56" calcext:value-type="float">
            <text:p>56</text:p>
          </table:table-cell>
          <table:table-cell table:style-name="ce29" table:formula="of:=SUM([.G6:.G16])" office:value-type="float" office:value="71" calcext:value-type="float">
            <text:p>71</text:p>
          </table:table-cell>
          <table:table-cell table:style-name="ce29" table:formula="of:=SUM([.H6:.H16])" office:value-type="float" office:value="30" calcext:value-type="float">
            <text:p>30</text:p>
          </table:table-cell>
          <table:table-cell table:style-name="ce29" table:formula="of:=SUM([.I6:.I16])" office:value-type="float" office:value="16" calcext:value-type="float">
            <text:p>16</text:p>
          </table:table-cell>
          <table:table-cell table:style-name="ce31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5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0" calcext:value-type="float">
            <text:p>10</text:p>
          </table:table-cell>
          <table:table-cell table:style-name="ce37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1" calcext:value-type="float">
            <text:p>11</text:p>
          </table:table-cell>
          <table:table-cell table:style-name="ce37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2" calcext:value-type="float">
            <text:p>12</text:p>
          </table:table-cell>
          <table:table-cell table:style-name="ce37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3" calcext:value-type="float">
            <text:p>13</text:p>
          </table:table-cell>
          <table:table-cell table:style-name="ce37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4" calcext:value-type="float">
            <text:p>14</text:p>
          </table:table-cell>
          <table:table-cell table:style-name="ce37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5" calcext:value-type="float">
            <text:p>15</text:p>
          </table:table-cell>
          <table:table-cell table:style-name="ce37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6" calcext:value-type="float">
            <text:p>16</text:p>
          </table:table-cell>
          <table:table-cell table:style-name="ce37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7" calcext:value-type="float">
            <text:p>17</text:p>
          </table:table-cell>
          <table:table-cell table:style-name="ce37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8" calcext:value-type="float">
            <text:p>18</text:p>
          </table:table-cell>
          <table:table-cell table:style-name="ce37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9" calcext:value-type="float">
            <text:p>19</text:p>
          </table:table-cell>
          <table:table-cell table:style-name="ce37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0" calcext:value-type="float">
            <text:p>20</text:p>
          </table:table-cell>
          <table:table-cell table:style-name="ce37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1" calcext:value-type="float">
            <text:p>21</text:p>
          </table:table-cell>
          <table:table-cell table:style-name="ce37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2" calcext:value-type="float">
            <text:p>22</text:p>
          </table:table-cell>
          <table:table-cell table:style-name="ce37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3" calcext:value-type="float">
            <text:p>23</text:p>
          </table:table-cell>
          <table:table-cell table:style-name="ce37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4" calcext:value-type="float">
            <text:p>24</text:p>
          </table:table-cell>
          <table:table-cell table:style-name="ce37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5" calcext:value-type="float">
            <text:p>25</text:p>
          </table:table-cell>
          <table:table-cell table:style-name="ce37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4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4"/>
          <table:table-cell table:number-columns-repeated="1018"/>
        </table:table-row>
        <table:table-row table:style-name="ro4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formula="of:=(([.D3]*[.$C$10])+[.D3])*[.C3]" office:value-type="float" office:value="302.475" calcext:value-type="float">
            <text:p>302,48 zł</text:p>
          </table:table-cell>
          <table:table-cell table:style-name="ce42" table:formula="of:=[.E3]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formula="of:=(([.D4]*[.$C$10])+[.D4])*[.C4]" office:value-type="float" office:value="280.13" calcext:value-type="float">
            <text:p>280,13 zł</text:p>
          </table:table-cell>
          <table:table-cell table:style-name="ce42" table:formula="of:=[.E4]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formula="of:=(([.D5]*[.$C$10])+[.D5])*[.C5]" office:value-type="float" office:value="126.549" calcext:value-type="float">
            <text:p>126,55 zł</text:p>
          </table:table-cell>
          <table:table-cell table:style-name="ce42" table:formula="of:=[.E5]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formula="of:=(([.D6]*[.$C$10])+[.D6])*[.C6]" office:value-type="float" office:value="183.447" calcext:value-type="float">
            <text:p>183,45 zł</text:p>
          </table:table-cell>
          <table:table-cell table:style-name="ce42" table:formula="of:=[.E6]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formula="of:=(([.D7]*[.$C$10])+[.D7])*[.C7]" office:value-type="float" office:value="251.79" calcext:value-type="float">
            <text:p>251,79 zł</text:p>
          </table:table-cell>
          <table:table-cell table:style-name="ce42" table:formula="of:=[.E7]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formula="of:=(([.D8]*[.$C$10])+[.D8])*[.C8]" office:value-type="float" office:value="681.25" calcext:value-type="float">
            <text:p>681,25 zł</text:p>
          </table:table-cell>
          <table:table-cell table:style-name="ce42" table:formula="of:=[.E8]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8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4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4"/>
          <table:table-cell table:number-columns-repeated="1017"/>
        </table:table-row>
        <table:table-row table:style-name="ro2">
          <table:covered-table-cell table:number-columns-repeated="7" table:style-name="ce114"/>
          <table:table-cell table:number-columns-repeated="1017"/>
        </table:table-row>
        <table:table-row table:style-name="ro4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/>
          <table:table-cell table:style-name="ce42" table:formula="of:=([.D8]*[.$E$7])+[.D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/>
          <table:table-cell table:style-name="ce42" table:formula="of:=([.D9]*[.$E$7])+[.D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/>
          <table:table-cell table:style-name="ce42" table:formula="of:=([.D10]*[.$E$7])+[.D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/>
          <table:table-cell table:style-name="ce42" table:formula="of:=([.D11]*[.$E$7])+[.D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/>
          <table:table-cell table:style-name="ce42" table:formula="of:=([.D12]*[.$E$7])+[.D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/>
          <table:table-cell table:style-name="ce42" table:formula="of:=([.D13]*[.$E$7])+[.D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/>
          <table:table-cell table:style-name="ce42" table:formula="of:=([.D14]*[.$E$7])+[.D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/>
          <table:table-cell table:style-name="ce42" table:formula="of:=([.D15]*[.$E$7])+[.D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/>
          <table:table-cell table:style-name="ce42" table:formula="of:=([.D16]*[.$E$7])+[.D16]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2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4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4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8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 table:formula="of:=TODAY()" office:value-type="date" office:date-value="2018-04-03" calcext:value-type="date">
            <text:p>3.4.2018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4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0]-[.C10]" office:value-type="float" office:value="5912" calcext:value-type="float">
            <text:p>5912</text:p>
          </table:table-cell>
          <table:table-cell table:style-name="ce8" table:formula="of:=[.E10]-[.$G$6]" office:value-type="float" office:value="5882" calcext:value-type="float">
            <text:p>5882</text:p>
          </table:table-cell>
          <table:table-cell table:style-name="ce57" table:formula="of:=[.F10]*[.$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1]-[.C11]" office:value-type="float" office:value="5905" calcext:value-type="float">
            <text:p>5905</text:p>
          </table:table-cell>
          <table:table-cell table:style-name="ce8" table:formula="of:=[.E11]-[.$G$6]" office:value-type="float" office:value="5875" calcext:value-type="float">
            <text:p>5875</text:p>
          </table:table-cell>
          <table:table-cell table:style-name="ce57" table:formula="of:=[.F11]*[.$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2]-[.C12]" office:value-type="float" office:value="6178" calcext:value-type="float">
            <text:p>6178</text:p>
          </table:table-cell>
          <table:table-cell table:style-name="ce8" table:formula="of:=[.E12]-[.$G$6]" office:value-type="float" office:value="6148" calcext:value-type="float">
            <text:p>6148</text:p>
          </table:table-cell>
          <table:table-cell table:style-name="ce57" table:formula="of:=[.F12]*[.$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3]-[.C13]" office:value-type="float" office:value="6537" calcext:value-type="float">
            <text:p>6537</text:p>
          </table:table-cell>
          <table:table-cell table:style-name="ce8" table:formula="of:=[.E13]-[.$G$6]" office:value-type="float" office:value="6507" calcext:value-type="float">
            <text:p>6507</text:p>
          </table:table-cell>
          <table:table-cell table:style-name="ce57" table:formula="of:=[.F13]*[.$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4]-[.C14]" office:value-type="float" office:value="5962" calcext:value-type="float">
            <text:p>5962</text:p>
          </table:table-cell>
          <table:table-cell table:style-name="ce8" table:formula="of:=[.E14]-[.$G$6]" office:value-type="float" office:value="5932" calcext:value-type="float">
            <text:p>5932</text:p>
          </table:table-cell>
          <table:table-cell table:style-name="ce57" table:formula="of:=[.F14]*[.$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 table:formula="of:=SUM([.G10:.G16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formula="of:=[.D4]/[.E4]" office:value-type="float" office:value="57.1428571428571" calcext:value-type="float">
            <text:p>57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formula="of:=[.D5]/[.E5]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formula="of:=[.D6]/[.E6]" office:value-type="float" office:value="55.3846153846154" calcext:value-type="float">
            <text:p>55,38461538461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formula="of:=[.D7]/[.E7]" office:value-type="float" office:value="40.6666666666667" calcext:value-type="float">
            <text:p>40,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formula="of:=[.D8]/[.E8]" office:value-type="float" office:value="42.1428571428571" calcext:value-type="float">
            <text:p>42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formula="of:=[.D9]/[.E9]" office:value-type="float" office:value="57.6923076923077" calcext:value-type="float">
            <text:p>57,692307692307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formula="of:=[.D10]/[.E10]" office:value-type="float" office:value="54.6666666666667" calcext:value-type="float">
            <text:p>54,66666666666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2"/>
          <table:table-cell table:formula="of:=AVERAGE([.F4:.F10])" office:value-type="float" office:value="50.5279958137101" calcext:value-type="float">
            <text:p>50,5279958137101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shapes>
          <draw:frame draw:z-index="0" draw:style-name="gr8" draw:text-style-name="P4" svg:width="159.99mm" svg:height="89.99mm" svg:x="174.3mm" svg:y="82.49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0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0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141" office:value-type="string" calcext:value-type="string" table:number-columns-spanned="2" table:number-rows-spanned="1">
            <text:p>Ilość rat:</text:p>
          </table:table-cell>
          <table:covered-table-cell table:style-name="ce141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8-04-03" calcext:value-type="date">
            <text:p>3 kwietnia 2018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/>
          <table:table-cell table:style-name="ce62" table:number-columns-repeated="6"/>
          <table:table-cell table:number-columns-repeated="1017"/>
        </table:table-row>
        <table:table-row table:style-name="ro11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8-04-03" calcext:value-type="date">
            <text:p>3 kwiet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D11]*[.D15]" office:value-type="float" office:value="84.9" calcext:value-type="float">
            <text:p>84,90 zł</text:p>
          </table:table-cell>
          <table:table-cell table:style-name="ce78" table:formula="of:=SUM([.D18:.E18])" office:value-type="float" office:value="334.9" calcext:value-type="float">
            <text:p>334,90 zł</text:p>
          </table:table-cell>
          <table:table-cell table:style-name="ce78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DATE(YEAR([.C18]);MONTH([.C18])+1;DAY([.C18]))" office:value-type="date" office:date-value="2018-05-03" calcext:value-type="date">
            <text:p>3 maj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8]*[.$D$15]" office:value-type="float" office:value="77.825" calcext:value-type="float">
            <text:p>77,83 zł</text:p>
          </table:table-cell>
          <table:table-cell table:style-name="ce78" table:formula="of:=SUM([.D19:.E19])" office:value-type="float" office:value="327.825" calcext:value-type="float">
            <text:p>327,83 zł</text:p>
          </table:table-cell>
          <table:table-cell table:style-name="ce78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DATE(YEAR([.C19]);MONTH([.C19])+1;DAY([.C19]))" office:value-type="date" office:date-value="2018-06-03" calcext:value-type="date">
            <text:p>3 czerw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9]*[.$D$15]" office:value-type="float" office:value="70.75" calcext:value-type="float">
            <text:p>70,75 zł</text:p>
          </table:table-cell>
          <table:table-cell table:style-name="ce78" table:formula="of:=SUM([.D20:.E20])" office:value-type="float" office:value="320.75" calcext:value-type="float">
            <text:p>320,75 zł</text:p>
          </table:table-cell>
          <table:table-cell table:style-name="ce78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DATE(YEAR([.C20]);MONTH([.C20])+1;DAY([.C20]))" office:value-type="date" office:date-value="2018-07-03" calcext:value-type="date">
            <text:p>3 lip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0]*[.$D$15]" office:value-type="float" office:value="63.675" calcext:value-type="float">
            <text:p>63,68 zł</text:p>
          </table:table-cell>
          <table:table-cell table:style-name="ce78" table:formula="of:=SUM([.D21:.E21])" office:value-type="float" office:value="313.675" calcext:value-type="float">
            <text:p>313,68 zł</text:p>
          </table:table-cell>
          <table:table-cell table:style-name="ce78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DATE(YEAR([.C21]);MONTH([.C21])+1;DAY([.C21]))" office:value-type="date" office:date-value="2018-08-03" calcext:value-type="date">
            <text:p>3 sierp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1]*[.$D$15]" office:value-type="float" office:value="56.6" calcext:value-type="float">
            <text:p>56,60 zł</text:p>
          </table:table-cell>
          <table:table-cell table:style-name="ce78" table:formula="of:=SUM([.D22:.E22])" office:value-type="float" office:value="306.6" calcext:value-type="float">
            <text:p>306,60 zł</text:p>
          </table:table-cell>
          <table:table-cell table:style-name="ce78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DATE(YEAR([.C22]);MONTH([.C22])+1;DAY([.C22]))" office:value-type="date" office:date-value="2018-09-03" calcext:value-type="date">
            <text:p>3 wrześ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2]*[.$D$15]" office:value-type="float" office:value="49.525" calcext:value-type="float">
            <text:p>49,53 zł</text:p>
          </table:table-cell>
          <table:table-cell table:style-name="ce78" table:formula="of:=SUM([.D23:.E23])" office:value-type="float" office:value="299.525" calcext:value-type="float">
            <text:p>299,53 zł</text:p>
          </table:table-cell>
          <table:table-cell table:style-name="ce78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3]*[.$D$15]" office:value-type="float" office:value="42.45" calcext:value-type="float">
            <text:p>42,45 zł</text:p>
          </table:table-cell>
          <table:table-cell table:style-name="ce78" table:formula="of:=SUM([.D24:.E24])" office:value-type="float" office:value="292.45" calcext:value-type="float">
            <text:p>292,45 zł</text:p>
          </table:table-cell>
          <table:table-cell table:style-name="ce78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DATE(YEAR([.C24]);MONTH([.C24])+1;DAY([.C24]))" office:value-type="date" office:date-value="2018-11-03" calcext:value-type="date">
            <text:p>3 listopad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4]*[.$D$15]" office:value-type="float" office:value="35.375" calcext:value-type="float">
            <text:p>35,38 zł</text:p>
          </table:table-cell>
          <table:table-cell table:style-name="ce78" table:formula="of:=SUM([.D25:.E25])" office:value-type="float" office:value="285.375" calcext:value-type="float">
            <text:p>285,38 zł</text:p>
          </table:table-cell>
          <table:table-cell table:style-name="ce78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DATE(YEAR([.C25]);MONTH([.C25])+1;DAY([.C25]))" office:value-type="date" office:date-value="2018-12-03" calcext:value-type="date">
            <text:p>3 grud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5]*[.$D$15]" office:value-type="float" office:value="28.3" calcext:value-type="float">
            <text:p>28,30 zł</text:p>
          </table:table-cell>
          <table:table-cell table:style-name="ce78" table:formula="of:=SUM([.D26:.E26])" office:value-type="float" office:value="278.3" calcext:value-type="float">
            <text:p>278,30 zł</text:p>
          </table:table-cell>
          <table:table-cell table:style-name="ce78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DATE(YEAR([.C26]);MONTH([.C26])+1;DAY([.C26]))" office:value-type="date" office:date-value="2019-01-03" calcext:value-type="date">
            <text:p>3 styczni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6]*[.$D$15]" office:value-type="float" office:value="21.225" calcext:value-type="float">
            <text:p>21,23 zł</text:p>
          </table:table-cell>
          <table:table-cell table:style-name="ce78" table:formula="of:=SUM([.D27:.E27])" office:value-type="float" office:value="271.225" calcext:value-type="float">
            <text:p>271,23 zł</text:p>
          </table:table-cell>
          <table:table-cell table:style-name="ce78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DATE(YEAR([.C27]);MONTH([.C27])+1;DAY([.C27]))" office:value-type="date" office:date-value="2019-02-03" calcext:value-type="date">
            <text:p>3 lutego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7]*[.$D$15]" office:value-type="float" office:value="14.15" calcext:value-type="float">
            <text:p>14,15 zł</text:p>
          </table:table-cell>
          <table:table-cell table:style-name="ce78" table:formula="of:=SUM([.D28:.E28])" office:value-type="float" office:value="264.15" calcext:value-type="float">
            <text:p>264,15 zł</text:p>
          </table:table-cell>
          <table:table-cell table:style-name="ce78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DATE(YEAR([.C28]);MONTH([.C28])+1;DAY([.C28]))" office:value-type="date" office:date-value="2019-03-03" calcext:value-type="date">
            <text:p>3 marc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8]*[.$D$15]" office:value-type="float" office:value="7.075" calcext:value-type="float">
            <text:p>7,08 zł</text:p>
          </table:table-cell>
          <table:table-cell table:style-name="ce78" table:formula="of:=SUM([.D29:.E29])" office:value-type="float" office:value="257.075" calcext:value-type="float">
            <text:p>257,08 zł</text:p>
          </table:table-cell>
          <table:table-cell table:style-name="ce78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0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F30]-[.D11])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1" svg:font-family="'Arial CE'" style:font-family-generic="swiss"/>
    <style:font-face style:name="Arial1" svg:font-family="Arial" style:font-family-generic="swiss" style:font-pitch="variable"/>
    <style:font-face style:name="Arial CE2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 style:data-style-name="N2" text:time-value="19:09:52.44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19:10:33.511000000</dc:date>
    <meta:editing-cycles>3</meta:editing-cycles>
    <meta:editing-duration>PT28M17S</meta:editing-duration>
    <meta:generator>LibreOffice/5.4.2.2$Windows_X86_64 LibreOffice_project/22b09f6418e8c2d508a9eaf86b2399209b0990f4</meta:generator>
    <meta:document-statistic meta:table-count="14" meta:cell-count="89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Kredyt.E18:Kredyt.F29" chart:data-source-has-labels="row" svg:x="1.331cm" svg:y="0.18cm" svg:width="11.338cm" svg:height="7.659cm">
          <chartooo:coordinate-region svg:x="2.984cm" svg:y="0.379cm" svg:width="9.498cm" svg:height="6.813cm"/>
          <chart:axis chart:dimension="x" chart:name="primary-x" chart:style-name="ch4">
            <chart:title svg:x="5.937cm" svg:y="8.019cm" chart:style-name="ch5">
              <text:p>Ilość miesięcy</text:p>
            </chart:title>
          </chart:axis>
          <chart:axis chart:dimension="y" chart:name="primary-y" chart:style-name="ch6">
            <chart:title svg:x="0.451cm" svg:y="4.384cm" chart:style-name="ch7">
              <text:p>PLN</text:p>
            </chart:title>
            <chart:grid chart:style-name="ch8" chart:class="major"/>
          </chart:axis>
          <chart:series chart:style-name="ch9" chart:values-cell-range-address="Kredyt.E18:Kredyt.E29" loext:label-string="do_zapłaty" chart:class="chart:line">
            <chart:data-point chart:repeated="12"/>
          </chart:series>
          <chart:series chart:style-name="ch10" chart:values-cell-range-address="Kredyt.F18:Kredyt.F29" loext:label-string="odsetki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_zapłaty</text:p>
              </table:table-cell>
              <table:table-cell office:value-type="string">
                <text:p>odset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